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style="normal" officeooo:rsid="001facc0" officeooo:paragraph-rsid="001facc0" style:font-style-asian="normal" style:font-style-complex="normal"/>
    </style:style>
    <style:style style:name="P2" style:family="paragraph" style:parent-style-name="Standard">
      <style:paragraph-properties fo:text-align="justify" style:justify-single-word="false"/>
      <style:text-properties fo:font-style="normal" officeooo:rsid="001facc0" officeooo:paragraph-rsid="003210ec" style:font-style-asian="normal" style:font-style-complex="normal"/>
    </style:style>
    <style:style style:name="P3" style:family="paragraph" style:parent-style-name="Standard">
      <style:paragraph-properties fo:text-align="justify" style:justify-single-word="false"/>
      <style:text-properties fo:font-style="italic" officeooo:rsid="00214b0d" officeooo:paragraph-rsid="0021eeb7" style:font-style-asian="italic" style:font-style-complex="italic"/>
    </style:style>
    <style:style style:name="P4" style:family="paragraph" style:parent-style-name="Standard">
      <style:paragraph-properties fo:text-align="justify" style:justify-single-word="false"/>
      <style:text-properties fo:font-style="normal" style:text-underline-style="none" fo:font-weight="normal" officeooo:rsid="00259d7e" officeooo:paragraph-rsid="00259d7e" style:font-style-asian="normal" style:font-weight-asian="normal" style:font-style-complex="normal" style:font-weight-complex="normal"/>
    </style:style>
    <style:style style:name="P5" style:family="paragraph" style:parent-style-name="Standard">
      <style:paragraph-properties fo:text-align="justify" style:justify-single-word="false"/>
      <style:text-properties fo:font-style="normal" officeooo:rsid="001facc0" officeooo:paragraph-rsid="001facc0" style:font-style-asian="normal" style:font-style-complex="normal"/>
    </style:style>
    <style:style style:name="P6" style:family="paragraph" style:parent-style-name="Standard">
      <style:paragraph-properties fo:text-align="justify" style:justify-single-word="false"/>
      <style:text-properties fo:font-style="normal" officeooo:rsid="001facc0" officeooo:paragraph-rsid="003210ec" style:font-style-asian="normal" style:font-style-complex="normal"/>
    </style:style>
    <style:style style:name="P7" style:family="paragraph" style:parent-style-name="Standard">
      <style:paragraph-properties fo:text-align="justify" style:justify-single-word="false"/>
      <style:text-properties fo:font-style="normal" officeooo:rsid="001facc0" officeooo:paragraph-rsid="006f9149" style:font-style-asian="normal" style:font-style-complex="normal"/>
    </style:style>
    <style:style style:name="P8" style:family="paragraph" style:parent-style-name="Standard">
      <style:paragraph-properties fo:text-align="justify" style:justify-single-word="false"/>
      <style:text-properties fo:font-style="normal" officeooo:rsid="00214b0d" officeooo:paragraph-rsid="0021eeb7" style:font-style-asian="normal" style:font-style-complex="normal"/>
    </style:style>
    <style:style style:name="P9" style:family="paragraph" style:parent-style-name="Standard">
      <style:paragraph-properties fo:text-align="justify" style:justify-single-word="false"/>
      <style:text-properties fo:font-style="normal" officeooo:rsid="0021eeb7" officeooo:paragraph-rsid="0021eeb7" style:font-style-asian="normal" style:font-style-complex="normal"/>
    </style:style>
    <style:style style:name="P10" style:family="paragraph" style:parent-style-name="Standard">
      <style:paragraph-properties fo:text-align="justify" style:justify-single-word="false"/>
      <style:text-properties fo:font-style="normal" style:text-underline-style="none" fo:font-weight="normal" officeooo:rsid="00259d7e" officeooo:paragraph-rsid="00259d7e" style:font-style-asian="normal" style:font-weight-asian="normal" style:font-style-complex="normal" style:font-weight-complex="normal"/>
    </style:style>
    <style:style style:name="P11" style:family="paragraph" style:parent-style-name="Standard">
      <style:paragraph-properties fo:text-align="justify" style:justify-single-word="false"/>
      <style:text-properties fo:font-style="normal" style:text-underline-style="none" fo:font-weight="normal" officeooo:rsid="0023e19e" officeooo:paragraph-rsid="0023e19e" style:font-style-asian="normal" style:font-weight-asian="normal" style:font-style-complex="normal" style:font-weight-complex="normal"/>
    </style:style>
    <style:style style:name="P12" style:family="paragraph" style:parent-style-name="Standard">
      <style:paragraph-properties fo:text-align="justify" style:justify-single-word="false"/>
      <style:text-properties fo:font-style="normal" style:text-underline-style="none" fo:font-weight="normal" officeooo:rsid="0024484b" officeooo:paragraph-rsid="0024484b" style:font-style-asian="normal" style:font-weight-asian="normal" style:font-style-complex="normal" style:font-weight-complex="normal"/>
    </style:style>
    <style:style style:name="P13" style:family="paragraph" style:parent-style-name="Standard">
      <style:paragraph-properties fo:text-align="justify" style:justify-single-word="false"/>
      <style:text-properties fo:font-style="normal" style:text-underline-style="none" fo:font-weight="normal" officeooo:rsid="002760a9" officeooo:paragraph-rsid="002760a9" style:font-style-asian="normal" style:font-weight-asian="normal" style:font-style-complex="normal" style:font-weight-complex="normal"/>
    </style:style>
    <style:style style:name="P14" style:family="paragraph" style:parent-style-name="Standard">
      <style:paragraph-properties fo:text-align="justify" style:justify-single-word="false"/>
      <style:text-properties fo:font-style="normal" style:text-underline-style="none" fo:font-weight="normal" officeooo:rsid="002d7104" officeooo:paragraph-rsid="002d7104" style:font-style-asian="normal" style:font-weight-asian="normal" style:font-style-complex="normal" style:font-weight-complex="normal"/>
    </style:style>
    <style:style style:name="P15" style:family="paragraph" style:parent-style-name="Standard">
      <style:paragraph-properties fo:text-align="justify" style:justify-single-word="false"/>
      <style:text-properties fo:font-style="normal" style:text-underline-style="none" fo:font-weight="normal" officeooo:rsid="002f3a8c" officeooo:paragraph-rsid="002fa57d" style:font-style-asian="normal" style:font-weight-asian="normal" style:font-style-complex="normal" style:font-weight-complex="normal"/>
    </style:style>
    <style:style style:name="P16" style:family="paragraph" style:parent-style-name="Standard">
      <style:paragraph-properties fo:text-align="justify" style:justify-single-word="false"/>
      <style:text-properties fo:font-style="normal" style:text-underline-style="none" fo:font-weight="normal" officeooo:rsid="003f2b27" officeooo:paragraph-rsid="003f2b27" style:font-style-asian="normal" style:font-weight-asian="normal" style:font-style-complex="normal" style:font-weight-complex="normal"/>
    </style:style>
    <style:style style:name="P17" style:family="paragraph" style:parent-style-name="Standard">
      <style:paragraph-properties fo:text-align="justify" style:justify-single-word="false"/>
      <style:text-properties fo:font-style="normal" style:text-underline-style="none" fo:font-weight="normal" officeooo:rsid="007d4532" officeooo:paragraph-rsid="007d4532" style:font-style-asian="normal" style:font-weight-asian="normal" style:font-style-complex="normal" style:font-weight-complex="normal"/>
    </style:style>
    <style:style style:name="P18" style:family="paragraph" style:parent-style-name="Standard">
      <style:paragraph-properties fo:text-align="justify" style:justify-single-word="false"/>
      <style:text-properties fo:font-style="normal" style:text-underline-style="none" fo:font-weight="normal" officeooo:rsid="002a9d9b" officeooo:paragraph-rsid="002a9d9b"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fo:font-style="normal" style:text-underline-style="none" fo:font-weight="normal" officeooo:rsid="002a9d9b" officeooo:paragraph-rsid="002b05f3" style:font-style-asian="normal" style:font-weight-asian="normal" style:font-style-complex="normal" style:font-weight-complex="normal"/>
    </style:style>
    <style:style style:name="P20" style:family="paragraph" style:parent-style-name="Standard">
      <style:paragraph-properties fo:text-align="justify" style:justify-single-word="false"/>
      <style:text-properties fo:font-style="normal" style:text-underline-style="none" fo:font-weight="normal" officeooo:rsid="002b05f3" officeooo:paragraph-rsid="002b05f3" style:font-style-asian="normal" style:font-weight-asian="normal" style:font-style-complex="normal" style:font-weight-complex="normal"/>
    </style:style>
    <style:style style:name="P21" style:family="paragraph" style:parent-style-name="Standard">
      <style:paragraph-properties fo:text-align="justify" style:justify-single-word="false"/>
      <style:text-properties fo:font-style="normal" style:text-underline-style="none" fo:font-weight="normal" officeooo:rsid="002d32a0" officeooo:paragraph-rsid="009781c2" style:font-style-asian="normal" style:font-weight-asian="normal" style:font-style-complex="normal" style:font-weight-complex="normal"/>
    </style:style>
    <style:style style:name="P22" style:family="paragraph" style:parent-style-name="Standard">
      <style:paragraph-properties fo:text-align="justify" style:justify-single-word="false"/>
      <style:text-properties fo:font-style="normal" style:text-underline-style="none" fo:font-weight="normal" officeooo:rsid="002d32a0" officeooo:paragraph-rsid="002d32a0" style:font-style-asian="normal" style:font-weight-asian="normal" style:font-style-complex="normal" style:font-weight-complex="normal"/>
    </style:style>
    <style:style style:name="P23" style:family="paragraph" style:parent-style-name="Standard">
      <style:paragraph-properties fo:text-align="justify" style:justify-single-word="false"/>
      <style:text-properties fo:font-style="normal" style:text-underline-style="none" fo:font-weight="normal" officeooo:rsid="002938e7" officeooo:paragraph-rsid="002938e7" style:font-style-asian="normal" style:font-weight-asian="normal" style:font-style-complex="normal" style:font-weight-complex="normal"/>
    </style:style>
    <style:style style:name="P24" style:family="paragraph" style:parent-style-name="Standard">
      <style:paragraph-properties fo:text-align="justify" style:justify-single-word="false"/>
      <style:text-properties fo:font-style="normal" style:text-underline-style="none" fo:font-weight="normal" officeooo:rsid="002fa57d" officeooo:paragraph-rsid="002fa57d" style:font-style-asian="normal" style:font-weight-asian="normal" style:font-style-complex="normal" style:font-weight-complex="normal"/>
    </style:style>
    <style:style style:name="P25" style:family="paragraph" style:parent-style-name="Standard">
      <style:paragraph-properties fo:text-align="justify" style:justify-single-word="false"/>
      <style:text-properties fo:font-style="normal" style:text-underline-style="none" fo:font-weight="normal" officeooo:rsid="002b41c0" officeooo:paragraph-rsid="002b41c0" style:font-style-asian="normal" style:font-weight-asian="normal" style:font-style-complex="normal" style:font-weight-complex="normal"/>
    </style:style>
    <style:style style:name="P26" style:family="paragraph" style:parent-style-name="Standard">
      <style:paragraph-properties fo:text-align="justify" style:justify-single-word="false"/>
      <style:text-properties fo:font-style="normal" style:text-underline-style="none" fo:font-weight="normal" officeooo:rsid="003dde3b" officeooo:paragraph-rsid="003dde3b" style:font-style-asian="normal" style:font-weight-asian="normal" style:font-style-complex="normal" style:font-weight-complex="normal"/>
    </style:style>
    <style:style style:name="P27" style:family="paragraph" style:parent-style-name="Standard">
      <style:paragraph-properties fo:text-align="justify" style:justify-single-word="false"/>
      <style:text-properties fo:font-style="normal" style:text-underline-style="none" fo:font-weight="normal" officeooo:rsid="0079ee81" officeooo:paragraph-rsid="0079ee81" style:font-style-asian="normal" style:font-weight-asian="normal" style:font-style-complex="normal" style:font-weight-complex="normal"/>
    </style:style>
    <style:style style:name="P28" style:family="paragraph" style:parent-style-name="Standard">
      <style:paragraph-properties fo:text-align="justify" style:justify-single-word="false"/>
      <style:text-properties fo:font-style="normal" style:text-underline-style="none" fo:font-weight="normal" officeooo:rsid="003a14f3" officeooo:paragraph-rsid="004b1081" style:font-style-asian="normal" style:font-weight-asian="normal" style:font-style-complex="normal" style:font-weight-complex="normal"/>
    </style:style>
    <style:style style:name="P29" style:family="paragraph" style:parent-style-name="Standard">
      <style:paragraph-properties fo:text-align="justify" style:justify-single-word="false"/>
      <style:text-properties fo:font-style="normal" style:text-underline-style="solid" style:text-underline-width="auto" style:text-underline-color="font-color" fo:font-weight="bold" officeooo:rsid="00236ea8" officeooo:paragraph-rsid="00236ea8" style:font-style-asian="normal" style:font-weight-asian="bold" style:font-style-complex="normal" style:font-weight-complex="bold"/>
    </style:style>
    <style:style style:name="P30" style:family="paragraph" style:parent-style-name="Standard">
      <style:paragraph-properties fo:text-align="justify" style:justify-single-word="false"/>
      <style:text-properties fo:font-style="italic" officeooo:rsid="00214b0d" officeooo:paragraph-rsid="0021eeb7" style:font-style-asian="italic" style:font-style-complex="italic"/>
    </style:style>
    <style:style style:name="P31" style:family="paragraph" style:parent-style-name="Standard">
      <style:paragraph-properties fo:text-align="justify" style:justify-single-word="false"/>
      <style:text-properties fo:font-style="italic" officeooo:rsid="001facc0" officeooo:paragraph-rsid="001facc0" style:font-style-asian="italic" style:font-style-complex="italic"/>
    </style:style>
    <style:style style:name="P32" style:family="paragraph" style:parent-style-name="Standard">
      <style:paragraph-properties fo:text-align="justify" style:justify-single-word="false"/>
      <style:text-properties fo:font-style="italic" style:text-underline-style="none" fo:font-weight="normal" officeooo:rsid="0023e19e" officeooo:paragraph-rsid="0024484b" style:font-style-asian="italic" style:font-weight-asian="normal" style:font-style-complex="italic" style:font-weight-complex="normal"/>
    </style:style>
    <style:style style:name="P33" style:family="paragraph" style:parent-style-name="Standard">
      <style:paragraph-properties fo:text-align="justify" style:justify-single-word="false"/>
      <style:text-properties fo:font-style="italic" style:text-underline-style="none" fo:font-weight="normal" officeooo:rsid="00259d7e" officeooo:paragraph-rsid="00259d7e" style:font-style-asian="italic" style:font-weight-asian="normal" style:font-style-complex="italic" style:font-weight-complex="normal"/>
    </style:style>
    <style:style style:name="P34" style:family="paragraph" style:parent-style-name="Standard">
      <style:paragraph-properties fo:text-align="justify" style:justify-single-word="false"/>
      <style:text-properties fo:font-style="italic" style:text-underline-style="none" fo:font-weight="normal" officeooo:rsid="002760a9" officeooo:paragraph-rsid="002760a9" style:font-style-asian="italic" style:font-weight-asian="normal" style:font-style-complex="italic" style:font-weight-complex="normal"/>
    </style:style>
    <style:style style:name="P35" style:family="paragraph" style:parent-style-name="Standard">
      <style:paragraph-properties fo:text-align="justify" style:justify-single-word="false"/>
      <style:text-properties fo:font-style="italic" style:text-underline-style="none" fo:font-weight="normal" officeooo:rsid="002938e7" officeooo:paragraph-rsid="002938e7" style:font-style-asian="italic" style:font-weight-asian="normal" style:font-style-complex="italic" style:font-weight-complex="normal"/>
    </style:style>
    <style:style style:name="P36" style:family="paragraph" style:parent-style-name="Standard">
      <style:paragraph-properties fo:text-align="justify" style:justify-single-word="false"/>
      <style:text-properties fo:font-style="italic" style:text-underline-style="none" fo:font-weight="normal" officeooo:rsid="002d7104" officeooo:paragraph-rsid="002d7104" style:font-style-asian="italic" style:font-weight-asian="normal" style:font-style-complex="italic" style:font-weight-complex="normal"/>
    </style:style>
    <style:style style:name="P37" style:family="paragraph" style:parent-style-name="Standard">
      <style:paragraph-properties fo:text-align="justify" style:justify-single-word="false"/>
      <style:text-properties fo:font-style="italic" style:text-underline-style="none" fo:font-weight="normal" officeooo:rsid="002fa57d" officeooo:paragraph-rsid="002fa57d" style:font-style-asian="italic" style:font-weight-asian="normal" style:font-style-complex="italic" style:font-weight-complex="normal"/>
    </style:style>
    <style:style style:name="P38" style:family="paragraph" style:parent-style-name="Standard">
      <style:paragraph-properties fo:text-align="justify" style:justify-single-word="false"/>
      <style:text-properties fo:font-style="italic" style:text-underline-style="none" fo:font-weight="normal" officeooo:rsid="002a9d9b" officeooo:paragraph-rsid="002a9d9b" style:font-style-asian="italic" style:font-weight-asian="normal" style:font-style-complex="italic" style:font-weight-complex="normal"/>
    </style:style>
    <style:style style:name="P39" style:family="paragraph" style:parent-style-name="Standard">
      <style:paragraph-properties fo:text-align="justify" style:justify-single-word="false"/>
      <style:text-properties fo:font-style="italic" style:text-underline-style="none" fo:font-weight="normal" officeooo:rsid="002d32a0" officeooo:paragraph-rsid="002d32a0" style:font-style-asian="italic" style:font-weight-asian="normal" style:font-style-complex="italic" style:font-weight-complex="normal"/>
    </style:style>
    <style:style style:name="P40" style:family="paragraph" style:parent-style-name="Standard">
      <style:paragraph-properties fo:text-align="justify" style:justify-single-word="false"/>
      <style:text-properties fo:font-style="italic" style:text-underline-style="none" fo:font-weight="normal" officeooo:rsid="007d4532" officeooo:paragraph-rsid="007d4532" style:font-style-asian="italic" style:font-weight-asian="normal" style:font-style-complex="italic" style:font-weight-complex="normal"/>
    </style:style>
    <style:style style:name="P41" style:family="paragraph" style:parent-style-name="Standard">
      <style:paragraph-properties fo:text-align="justify" style:justify-single-word="false"/>
      <style:text-properties style:text-underline-style="none" fo:font-weight="normal" officeooo:rsid="005a9d7b" officeooo:paragraph-rsid="005d6aaa" style:font-weight-asian="normal" style:font-weight-complex="normal"/>
    </style:style>
    <style:style style:name="P42" style:family="paragraph" style:parent-style-name="Standard">
      <style:paragraph-properties fo:text-align="justify" style:justify-single-word="false"/>
      <style:text-properties style:text-underline-style="none" fo:font-weight="normal" officeooo:rsid="00263378" officeooo:paragraph-rsid="005d6aaa" style:font-weight-asian="normal" style:font-weight-complex="normal"/>
    </style:style>
    <style:style style:name="P43" style:family="paragraph" style:parent-style-name="Standard">
      <style:paragraph-properties fo:text-align="justify" style:justify-single-word="false"/>
      <style:text-properties style:text-underline-style="none" fo:font-weight="normal" officeooo:rsid="00263378" officeooo:paragraph-rsid="00263378" style:font-weight-asian="normal" style:font-weight-complex="normal"/>
    </style:style>
    <style:style style:name="P44" style:family="paragraph" style:parent-style-name="Standard">
      <style:paragraph-properties fo:text-align="justify" style:justify-single-word="false"/>
      <style:text-properties fo:font-size="15pt" fo:font-weight="bold" officeooo:rsid="001facc0" officeooo:paragraph-rsid="001facc0" style:font-size-asian="15pt" style:font-weight-asian="bold" style:font-size-complex="15pt" style:font-weight-complex="bold"/>
    </style:style>
    <style:style style:name="P45" style:family="paragraph" style:parent-style-name="Standard">
      <style:paragraph-properties fo:text-align="justify" style:justify-single-word="false"/>
      <style:text-properties style:text-underline-style="solid" style:text-underline-width="auto" style:text-underline-color="font-color" fo:font-weight="bold" officeooo:rsid="00263378" officeooo:paragraph-rsid="001facc0" style:font-weight-asian="bold" style:font-weight-complex="bold"/>
    </style:style>
    <style:style style:name="P46" style:family="paragraph" style:parent-style-name="Standard">
      <style:paragraph-properties fo:text-align="justify" style:justify-single-word="false"/>
      <style:text-properties style:text-underline-style="solid" style:text-underline-width="auto" style:text-underline-color="font-color" fo:font-weight="bold" officeooo:rsid="001facc0" officeooo:paragraph-rsid="001facc0" style:font-weight-asian="bold" style:font-weight-complex="bold"/>
    </style:style>
    <style:style style:name="P47" style:family="paragraph" style:parent-style-name="Standard">
      <style:paragraph-properties fo:text-align="justify" style:justify-single-word="false"/>
      <style:text-properties style:text-underline-style="solid" style:text-underline-width="auto" style:text-underline-color="font-color" fo:font-weight="bold" officeooo:rsid="005a9d7b" officeooo:paragraph-rsid="005a9d7b" style:font-weight-asian="bold" style:font-weight-complex="bold"/>
    </style:style>
    <style:style style:name="P48" style:family="paragraph" style:parent-style-name="Standard">
      <style:paragraph-properties fo:text-align="justify" style:justify-single-word="false"/>
      <style:text-properties officeooo:rsid="001facc0" officeooo:paragraph-rsid="001facc0"/>
    </style:style>
    <style:style style:name="P49" style:family="paragraph" style:parent-style-name="Standard">
      <style:paragraph-properties fo:text-align="justify" style:justify-single-word="false"/>
      <style:text-properties fo:font-style="normal" officeooo:rsid="001facc0" officeooo:paragraph-rsid="001facc0" style:font-style-asian="normal" style:font-style-complex="normal"/>
    </style:style>
    <style:style style:name="P50" style:family="paragraph" style:parent-style-name="Standard">
      <style:paragraph-properties fo:text-align="justify" style:justify-single-word="false"/>
      <style:text-properties fo:font-style="normal" officeooo:rsid="001facc0" officeooo:paragraph-rsid="003210ec" style:font-style-asian="normal" style:font-style-complex="normal"/>
    </style:style>
    <style:style style:name="P51" style:family="paragraph" style:parent-style-name="Standard">
      <style:paragraph-properties fo:text-align="justify" style:justify-single-word="false"/>
      <style:text-properties fo:font-style="normal" style:text-underline-style="none" fo:font-weight="normal" officeooo:rsid="009932d3" officeooo:paragraph-rsid="002d32a0" style:font-style-asian="normal" style:font-weight-asian="normal" style:font-style-complex="normal" style:font-weight-complex="normal"/>
    </style:style>
    <style:style style:name="P52" style:family="paragraph" style:parent-style-name="Standard">
      <style:paragraph-properties fo:text-align="justify" style:justify-single-word="false"/>
      <style:text-properties fo:font-style="normal" style:text-underline-style="none" fo:font-weight="normal" officeooo:rsid="00259d7e" officeooo:paragraph-rsid="00259d7e" style:font-style-asian="normal" style:font-weight-asian="normal" style:font-style-complex="normal" style:font-weight-complex="normal"/>
    </style:style>
    <style:style style:name="P53" style:family="paragraph" style:parent-style-name="Standard">
      <style:paragraph-properties fo:text-align="justify" style:justify-single-word="false"/>
      <style:text-properties fo:font-style="normal" style:text-underline-style="none" fo:font-weight="normal" officeooo:rsid="002f3a8c" officeooo:paragraph-rsid="002fa57d" style:font-style-asian="normal" style:font-weight-asian="normal" style:font-style-complex="normal" style:font-weight-complex="normal"/>
    </style:style>
    <style:style style:name="P54" style:family="paragraph" style:parent-style-name="Standard">
      <style:paragraph-properties fo:text-align="justify" style:justify-single-word="false"/>
      <style:text-properties fo:font-style="normal" style:text-underline-style="none" fo:font-weight="normal" officeooo:rsid="002d7104" officeooo:paragraph-rsid="002d7104" style:font-style-asian="normal" style:font-weight-asian="normal" style:font-style-complex="normal" style:font-weight-complex="normal"/>
    </style:style>
    <style:style style:name="P55" style:family="paragraph" style:parent-style-name="Standard">
      <style:paragraph-properties fo:text-align="justify" style:justify-single-word="false"/>
      <style:text-properties fo:font-style="italic" officeooo:rsid="00214b0d" officeooo:paragraph-rsid="0021eeb7" style:font-style-asian="italic" style:font-style-complex="italic"/>
    </style:style>
    <style:style style:name="P56" style:family="paragraph" style:parent-style-name="Standard">
      <style:paragraph-properties fo:text-align="justify" style:justify-single-word="false"/>
      <style:text-properties fo:font-style="italic" style:text-underline-style="none" fo:font-weight="normal" officeooo:rsid="0024484b" officeooo:paragraph-rsid="00a8931a" style:font-style-asian="italic" style:font-weight-asian="normal" style:font-style-complex="italic" style:font-weight-complex="normal"/>
    </style:style>
    <style:style style:name="T1" style:family="text">
      <style:text-properties officeooo:rsid="006af827"/>
    </style:style>
    <style:style style:name="T2" style:family="text">
      <style:text-properties officeooo:rsid="006ceaee"/>
    </style:style>
    <style:style style:name="T3" style:family="text">
      <style:text-properties officeooo:rsid="0080c4d7"/>
    </style:style>
    <style:style style:name="T4" style:family="text">
      <style:text-properties officeooo:rsid="006af827"/>
    </style:style>
    <style:style style:name="T5" style:family="text">
      <style:text-properties officeooo:rsid="006ceaee"/>
    </style:style>
    <style:style style:name="T6" style:family="text">
      <style:text-properties officeooo:rsid="0080c4d7"/>
    </style:style>
    <style:style style:name="T7" style:family="text">
      <style:text-properties officeooo:rsid="005e4e93"/>
    </style:style>
    <style:style style:name="T8" style:family="text">
      <style:text-properties officeooo:rsid="005a9d7b"/>
    </style:style>
    <style:style style:name="T9" style:family="text">
      <style:text-properties officeooo:rsid="005abcd3"/>
    </style:style>
    <style:style style:name="T10" style:family="text">
      <style:text-properties officeooo:rsid="0064b066"/>
    </style:style>
    <style:style style:name="T11" style:family="text">
      <style:text-properties officeooo:rsid="005c8c45"/>
    </style:style>
    <style:style style:name="T12" style:family="text">
      <style:text-properties officeooo:rsid="003210ec"/>
    </style:style>
    <style:style style:name="T13" style:family="text">
      <style:text-properties officeooo:rsid="006f9149"/>
    </style:style>
    <style:style style:name="T14" style:family="text">
      <style:text-properties officeooo:rsid="0034d208"/>
    </style:style>
    <style:style style:name="T15" style:family="text">
      <style:text-properties officeooo:rsid="0074ecb9"/>
    </style:style>
    <style:style style:name="T16" style:family="text">
      <style:text-properties officeooo:rsid="003b964a"/>
    </style:style>
    <style:style style:name="T17" style:family="text">
      <style:text-properties officeooo:rsid="003dde3b"/>
    </style:style>
    <style:style style:name="T18" style:family="text">
      <style:text-properties fo:font-style="italic" style:font-style-asian="italic" style:font-style-complex="italic"/>
    </style:style>
    <style:style style:name="T19" style:family="text">
      <style:text-properties fo:font-style="italic" officeooo:rsid="002b05f3" style:font-style-asian="italic" style:font-style-complex="italic"/>
    </style:style>
    <style:style style:name="T20" style:family="text">
      <style:text-properties fo:font-style="italic" officeooo:rsid="005795c4" style:font-style-asian="italic" style:font-style-complex="italic"/>
    </style:style>
    <style:style style:name="T21" style:family="text">
      <style:text-properties officeooo:rsid="0087e3a8"/>
    </style:style>
    <style:style style:name="T22" style:family="text">
      <style:text-properties officeooo:rsid="0077563b"/>
    </style:style>
    <style:style style:name="T23" style:family="text">
      <style:text-properties officeooo:rsid="002fa57d"/>
    </style:style>
    <style:style style:name="T24" style:family="text">
      <style:text-properties officeooo:rsid="005188e6"/>
    </style:style>
    <style:style style:name="T25" style:family="text">
      <style:text-properties officeooo:rsid="007e1d60"/>
    </style:style>
    <style:style style:name="T26" style:family="text">
      <style:text-properties officeooo:rsid="003f2b27"/>
    </style:style>
    <style:style style:name="T27" style:family="text">
      <style:text-properties officeooo:rsid="0024484b"/>
    </style:style>
    <style:style style:name="T28" style:family="text">
      <style:text-properties fo:font-weight="bold" style:font-weight-asian="bold" style:font-weight-complex="bold"/>
    </style:style>
    <style:style style:name="T29" style:family="text">
      <style:text-properties officeooo:rsid="003044ff"/>
    </style:style>
    <style:style style:name="T30" style:family="text">
      <style:text-properties officeooo:rsid="0037b77f"/>
    </style:style>
    <style:style style:name="T31" style:family="text">
      <style:text-properties officeooo:rsid="003cfcc7"/>
    </style:style>
    <style:style style:name="T32" style:family="text">
      <style:text-properties officeooo:rsid="003dcbf3"/>
    </style:style>
    <style:style style:name="T33" style:family="text">
      <style:text-properties officeooo:rsid="00424aa2"/>
    </style:style>
    <style:style style:name="T34" style:family="text">
      <style:text-properties officeooo:rsid="0048f348"/>
    </style:style>
    <style:style style:name="T35" style:family="text">
      <style:text-properties officeooo:rsid="004ba7e5"/>
    </style:style>
    <style:style style:name="T36" style:family="text">
      <style:text-properties officeooo:rsid="004ec748"/>
    </style:style>
    <style:style style:name="T37" style:family="text">
      <style:text-properties officeooo:rsid="00504b63"/>
    </style:style>
    <style:style style:name="T38" style:family="text">
      <style:text-properties officeooo:rsid="005795c4"/>
    </style:style>
    <style:style style:name="T39" style:family="text">
      <style:text-properties officeooo:rsid="00605008"/>
    </style:style>
    <style:style style:name="T40" style:family="text">
      <style:text-properties officeooo:rsid="0064087f"/>
    </style:style>
    <style:style style:name="T41" style:family="text">
      <style:text-properties officeooo:rsid="00655dce"/>
    </style:style>
    <style:style style:name="T42" style:family="text">
      <style:text-properties officeooo:rsid="00672076"/>
    </style:style>
    <style:style style:name="T43" style:family="text">
      <style:text-properties officeooo:rsid="006e92ba"/>
    </style:style>
    <style:style style:name="T44" style:family="text">
      <style:text-properties officeooo:rsid="0071caef"/>
    </style:style>
    <style:style style:name="T45" style:family="text">
      <style:text-properties officeooo:rsid="0074aad6"/>
    </style:style>
    <style:style style:name="T46" style:family="text">
      <style:text-properties officeooo:rsid="0076def1"/>
    </style:style>
    <style:style style:name="T47" style:family="text">
      <style:text-properties officeooo:rsid="00793c51"/>
    </style:style>
    <style:style style:name="T48" style:family="text">
      <style:text-properties officeooo:rsid="007f7edd"/>
    </style:style>
    <style:style style:name="T49" style:family="text">
      <style:text-properties officeooo:rsid="0084103b"/>
    </style:style>
    <style:style style:name="T50" style:family="text">
      <style:text-properties officeooo:rsid="00865c2a"/>
    </style:style>
    <style:style style:name="T51" style:family="text">
      <style:text-properties officeooo:rsid="008ae79b"/>
    </style:style>
    <style:style style:name="T52" style:family="text">
      <style:text-properties officeooo:rsid="008cb898"/>
    </style:style>
    <style:style style:name="T53" style:family="text">
      <style:text-properties officeooo:rsid="008ce79c"/>
    </style:style>
    <style:style style:name="T54" style:family="text">
      <style:text-properties officeooo:rsid="00916a69"/>
    </style:style>
    <style:style style:name="T55" style:family="text">
      <style:text-properties officeooo:rsid="00943973"/>
    </style:style>
    <style:style style:name="T56" style:family="text">
      <style:text-properties officeooo:rsid="009611b6"/>
    </style:style>
    <style:style style:name="T57" style:family="text">
      <style:text-properties officeooo:rsid="009781c2"/>
    </style:style>
    <style:style style:name="T58" style:family="text">
      <style:text-properties officeooo:rsid="00988d51"/>
    </style:style>
    <style:style style:name="T59" style:family="text">
      <style:text-properties officeooo:rsid="00a06837"/>
    </style:style>
    <style:style style:name="T60" style:family="text">
      <style:text-properties officeooo:rsid="00a126f1"/>
    </style:style>
    <style:style style:name="T61" style:family="text">
      <style:text-properties officeooo:rsid="00a27767"/>
    </style:style>
    <style:style style:name="T62" style:family="text">
      <style:text-properties officeooo:rsid="00a3b6f9"/>
    </style:style>
    <style:style style:name="T63" style:family="text">
      <style:text-properties officeooo:rsid="00a54278"/>
    </style:style>
    <style:style style:name="T64" style:family="text">
      <style:text-properties fo:font-style="normal" style:font-style-asian="normal" style:font-style-complex="normal"/>
    </style:style>
    <style:style style:name="T65" style:family="text">
      <style:text-properties fo:font-style="normal" officeooo:rsid="004ba7e5" style:font-style-asian="normal" style:font-style-complex="normal"/>
    </style:style>
    <style:style style:name="T66" style:family="text">
      <style:text-properties fo:font-style="normal" officeooo:rsid="003b964a" style:font-style-asian="normal" style:font-style-complex="normal"/>
    </style:style>
    <style:style style:name="T67" style:family="text">
      <style:text-properties fo:font-style="normal" officeooo:rsid="003cfcc7" style:font-style-asian="normal" style:font-style-complex="normal"/>
    </style:style>
    <style:style style:name="T68" style:family="text">
      <style:text-properties fo:font-style="normal" officeooo:rsid="003dcbf3" style:font-style-asian="normal" style:font-style-complex="normal"/>
    </style:style>
  </office:automatic-styles>
  <office:body>
    <office:text text:use-soft-page-breaks="true">
      <office:forms form:automatic-focus="false" form:apply-design-mode="false"/>
      <text:tracked-changes text:track-changes="false">
        <text:changed-region xml:id="ct37882480" text:id="ct37882480">
          <text:deletion>
            <office:change-info>
              <dc:creator>Unknown Author</dc:creator>
              <dc:date>2018-05-04T13:06:00</dc:date>
            </office:change-info>
            <text:p text:style-name="P1"><text:span text:style-name="T1">.</text:span></text:p>
          </text:deletion>
        </text:changed-region>
        <text:changed-region xml:id="ct37871792" text:id="ct37871792">
          <text:deletion>
            <office:change-info>
              <dc:creator>Unknown Author</dc:creator>
              <dc:date>2018-05-04T13:09:00</dc:date>
            </office:change-info>
            <text:p text:style-name="P2"><text:span text:style-name="T2">.</text:span></text:p>
          </text:deletion>
        </text:changed-region>
        <text:changed-region xml:id="ct37874576" text:id="ct37874576">
          <text:deletion>
            <office:change-info>
              <dc:creator>Unknown Author</dc:creator>
              <dc:date>2018-05-04T14:35:00</dc:date>
            </office:change-info>
            <text:p text:style-name="P3"><text:span text:style-name="T3">.</text:span></text:p>
          </text:deletion>
        </text:changed-region>
        <text:changed-region xml:id="ct37894880" text:id="ct37894880">
          <text:insertion>
            <office:change-info>
              <dc:creator>Unknown Author</dc:creator>
              <dc:date>2018-05-04T14:36:00</dc:date>
            </office:change-info>
          </text:insertion>
        </text:changed-region>
        <text:changed-region xml:id="ct37878768" text:id="ct37878768">
          <text:insertion>
            <office:change-info>
              <dc:creator>Unknown Author</dc:creator>
              <dc:date>2018-05-04T14:41:00</dc:date>
            </office:change-info>
          </text:insertion>
        </text:changed-region>
        <text:changed-region xml:id="ct37890048" text:id="ct37890048">
          <text:insertion>
            <office:change-info>
              <dc:creator>Unknown Author</dc:creator>
              <dc:date>2018-05-04T14:41:00</dc:date>
            </office:change-info>
          </text:insertion>
        </text:changed-region>
        <text:changed-region xml:id="ct37910608" text:id="ct37910608">
          <text:deletion>
            <office:change-info>
              <dc:creator>Unknown Author</dc:creator>
              <dc:date>2018-05-04T14:45:00</dc:date>
            </office:change-info>
            <text:p text:style-name="P4"/>
            <text:p text:style-name="P4"/>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ext:bookmark-start text:name="__DdeLink__592_1689492051"/>Response to Reviewers – Paper Submission (AURO-D-17-00250)</text:p>
      <text:p text:style-name="P44">Title: Disambiguation of Human Intent Through Control Space Selection</text:p>
      <text:p text:style-name="P45"/>
      <text:p text:style-name="P47"/>
      <text:p text:style-name="P41">We sincerely thank all the reviewers for taking the time to provide us with useful feedback and <text:span text:style-name="T40">insight</text:span>. We will be responding to all the major concerns raised by <text:span text:style-name="T40">each reviewer</text:span> separately and will discuss the relevant changes that have been incorporated in the revised version of the document. <text:span text:style-name="T42">All minor comments (e.g. grammar typos) have been incorporated into the text.</text:span> <text:span text:style-name="T40">Please also find attached to this letter a version of the article with all changes marked in blue.</text:span></text:p>
      <text:p text:style-name="P42"/>
      <text:p text:style-name="P42"><text:span text:style-name="T7">The summary of our major changes are as follows. (1) W</text:span>e have <text:span text:style-name="T10">made significant changes to the text that aim to improve</text:span> the clarity and rigor of our writing, <text:span text:style-name="T8">and to motivate the problem more</text:span> clear<text:span text:style-name="T9">ly</text:span>. <text:span text:style-name="T10">(2) We have</text:span> <text:span text:style-name="T9">clarified</text:span> the intuition behind our <text:span text:style-name="T29">approach and choice of disambiguation </text:span>metric<text:span text:style-name="T11">. (3) We have presented new results, that compare <text:s/>our dynamic field theory based intent inference approach to a Bayesian inference approach used widely in shared autonomy settings.</text:span> <text:span text:style-name="T10">(4) </text:span>We have <text:span text:style-name="T41">included previously omitted survey results from our subject study, <text:s/>highlighting users' perception of our disambiguation system. We believe these changes to have significantly improved the quality of the paper. We again thank the reviewers, and look forward to their feedback.</text:span></text:p>
      <text:p text:style-name="P43"/>
      <text:p text:style-name="P46"><text:span text:style-name="T33">Response to </text:span>Guest Editor:</text:p>
      <text:p text:style-name="P48"/>
      <text:p text:style-name="P31">(1) Improve clarity and rigor</text:p>
      <text:p text:style-name="P31"/>
      <text:p text:style-name="P1"><text:span text:style-name="T1">Throughout the text, we have made significant changes with the aim of addressing clarity, rigor and motivation. (To help spot these changes, all modifications to the text are marked in the version of the article attached to this letter.) </text:span><text:change text:change-id="ct37882480"/><text:span text:style-name="T1"><text:s/></text:span>We have also provided more explanation as to the intuition behind our approach, thereby addressing some of the concerns raised by Reviewer<text:span text:style-name="T2">s</text:span> #1 and #3 <text:span text:style-name="T39">(Section 3.1). </text:span></text:p>
      <text:p text:style-name="P1"/>
      <text:p text:style-name="P31">(2) Baseline comparison</text:p>
      <text:p text:style-name="P31"/>
      <text:p text:style-name="P2"><text:span text:style-name="T2">In this version of the article, we have implemented a Bayesian inference approach often used in the shared autonomy literature, and provide a qualitative comparison to our dynamic field theory based intent inference approach</text:span><text:change text:change-id="ct37871792"/><text:span text:style-name="T2">We provide intuition on under what conditions the approaches perform similarly and differently, and provide data on an illustrative example (Section 4.2). </text:span></text:p>
      <text:p text:style-name="P2"/>
      <text:p text:style-name="P7"><text:span text:style-name="T43">Regarding information gain, we agree that an information theoretic notion of entropy could also be used to solve the disambiguation problem---and towards this end, we have added text to this revision on the topic of information theory. In this article we introduce the idea of control subspace selection for the purpose of intent disambiguation. As a first exploration of this idea,</text:span> <text:span text:style-name="T13">we took the approach of investigating </text:span>what features of <text:span text:style-name="T12">shape of </text:span>the probability distribution over goals can be most beneficial for intent disambiguation purposes. <text:span text:style-name="T14">We note that a change in entropy of a distribution is typically accompanied by a change in the contour/shape of the distribution.</text:span> <text:span text:style-name="T14">Therefore, </text:span>by designing a <text:span text:style-name="T30">disambiguation </text:span>heuristic such as the one presented in this paper, we get to h<text:span text:style-name="T30">ave</text:span> a closer look at <text:span text:style-name="T14">which low-level features</text:span> of the distribution contribute the most to the intent disambiguation. <text:span text:style-name="T34">Using information theoretic ideas would be the next step in our work. </text:span></text:p>
      <text:p text:style-name="P1"/>
      <text:p text:style-name="P31">(3) Intuition and clarity</text:p>
      <text:p text:style-name="P1"/>
      <text:p text:style-name="P1"><text:soft-page-break/><text:span text:style-name="T44">We have added and revised text with the aim of providing</text:span> more intuition for <text:span text:style-name="T44">our</text:span> choice of metrics and approach <text:span text:style-name="T59">(Section 3.1)</text:span>. <text:span text:style-name="T44">(Again, this text is marked in blue in the attached document.)</text:span> </text:p>
      <text:p text:style-name="P1"/>
      <text:p text:style-name="P3">(4) <text:span text:style-name="T3">Discussion addressing Reviewer #2's concerns regarding the experimental validation</text:span><text:change text:change-id="ct37874576"/></text:p>
      <text:p text:style-name="P8"/>
      <text:p text:style-name="P9">We have presented clarifications for Reviewer #2's concerns regarding the experimental validations, <text:span text:style-name="T45">especially with respect to baseline comparison of our intent inference approach to Bayesian schemes (Section 4.2). We have also included survey results that support some of our claims regarding how the disambiguation system helped in easier task execution (Section 7.4). </text:span></text:p>
      <text:p text:style-name="P9"/>
      <text:p text:style-name="P29">Reviewer #1</text:p>
      <text:p text:style-name="P29"/>
      <text:p text:style-name="P11">a. <text:span text:style-name="T18">Further analysis is required</text:span></text:p>
      <text:p text:style-name="P11"/>
      <text:p text:style-name="P11"><text:span text:style-name="T45">In the current version of the paper, we have supplemented our analysis by including previously omitted user survey results, which indicate that the users generally found task execution to be easier when controlling the robot in the disambiguating control modes that the algorithm selected (Section 7.4). </text:span>In the revised version, we also supplement our analysis <text:span text:style-name="T45">of the efficacy of the intent inference algorithm </text:span>by presenting some baseline comparisons <text:span text:style-name="T45">to</text:span> <text:span text:style-name="T45">a </text:span>standard <text:span text:style-name="T45">Bayesian approach found used commonly in shared-control domain (Section 4.2)</text:span>. <text:s/></text:p>
      <text:p text:style-name="P11"/>
      <text:p text:style-name="P32">b. <text:span text:style-name="T27">Detailed analysis for intent inference</text:span></text:p>
      <text:p text:style-name="P32"/>
      <text:p text:style-name="P28">In this revised version, we have included a baseline comparison of our dynamic field theory based intent inference approach <text:span text:style-name="T15">to a standard</text:span> Bayesian inference scheme (Dragan et al., 2013) widely used in the shared autonomy literature <text:span text:style-name="T63">(Section 4.2)</text:span>. <text:span text:style-name="T48">This comparison includes both a qualitative discussion, as well as an illustrative example</text:span> in which there are <text:span text:style-name="T15">three</text:span> discrete goals and the user teleoperates <text:span text:style-name="T15">and moves the robot to each one of the objects sequentially. In general, we found performance between the two approaches to be similar, except in scenarios where the Bayesian approach’s delta function collapsed (as in the figure shown in the paper). We were unable to uncover any scenarios in which our DFT approach performed worse than the Bayesian appoach. </text:span></text:p>
      <text:p text:style-name="P12"/>
      <text:p text:style-name="P56">c. User perception of disambiguation syste<text:span text:style-name="T60">m</text:span></text:p>
      <text:p text:style-name="P56"/>
      <text:p text:style-name="P56"><text:span text:style-name="T64">We have </text:span><text:span text:style-name="T65">included </text:span><text:span text:style-name="T64">the results </text:span><text:span text:style-name="T66">of a user survey from our subject study</text:span><text:change-start text:change-id="ct37894880"/><text:span text:style-name="T66">,</text:span><text:change-end text:change-id="ct37894880"/><text:span text:style-name="T66"> highlighting users' perception of our disambiguation system.</text:span><text:span text:style-name="T64"> Subjects were asked to fill out a questionnaire after each task in which they evaluate</text:span><text:span text:style-name="T67">d</text:span><text:span text:style-name="T64"> the system </text:span><text:span text:style-name="T67">and </text:span><text:span text:style-name="T64">report</text:span><text:span text:style-name="T67">ed</text:span><text:span text:style-name="T64"> how </text:span><text:span text:style-name="T68">much they liked to</text:span><text:span text:style-name="T64"> </text:span><text:span text:style-name="T68">operate the robot in the control modes selected by the algorithm (section 7.4)</text:span><text:span text:style-name="T64">. </text:span></text:p>
      <text:p text:style-name="P12"/>
      <text:p text:style-name="P33">d. The paper states that "a higher value [of the mode of the probability distribution] implies that the robot has a good idea," however this is not always true.</text:p>
      <text:p text:style-name="P4"/>
      <text:p text:style-name="P4">We <text:span text:style-name="T49">agree with the reviewer, and</text:span> <text:span text:style-name="T17">believe that there</text:span><text:change-start text:change-id="ct37878768"/><text:span text:style-name="T17"> </text:span><text:change-end text:change-id="ct37878768"/><text:span text:style-name="T17">in fact has been a misinterpretation</text:span><text:change-start text:change-id="ct37890048"/><text:span text:style-name="T17"> </text:span><text:change-end text:change-id="ct37890048"/><text:span text:style-name="T17">due to a lack of clarity on our part, which we hope has been resolved in the current revision of the text. Our claim is that higher probability indicates a higher confidence in the robot’s prediction (and not that a higher distribution mode will result in better disambiguation).</text:span> It is precisely because of the reasons mentioned by the reviewer that we <text:span text:style-name="T46">consider</text:span> other features (the remaining 3 components/<text:span text:style-name="T17">features</text:span>) of the probability distribution as well, to determine which control mode has higher <text:span text:style-name="T18">disambiguation </text:span><text:span text:style-name="T36">capabilities</text:span>. <text:span text:style-name="T46">In the current version of the text we have clarified the intuition behind the choice of the </text:span><text:soft-page-break/><text:span text:style-name="T46">different features that inform the disambiguation metric (Section 3.5).</text:span></text:p>
      <text:p text:style-name="P4"><text:change text:change-id="ct37910608"/><text:span text:style-name="T46">(</text:span>In short, a single <text:span text:style-name="T17">feature</text:span> by itself is <text:span text:style-name="T17">unlikely </text:span>to disambiguate <text:span text:style-name="T17">the goals</text:span>. But by considering multiple features in a combined fashion, it adds to the disambiguation power.<text:span text:style-name="T50">)</text:span> </text:p>
      <text:p text:style-name="P4"/>
      <text:p text:style-name="P33">e. In Fig. 3..., One way to improve it might be to visualize only one goal and illustrate the change of confidence for one goal.</text:p>
      <text:p text:style-name="P33"/>
      <text:p text:style-name="P4"><text:span text:style-name="T21">We thank the reviewer for this suggestion. After careful consideration however, in the present version of the document have decided to retain the three goals, because d</text:span>isambiguation is more relevant when there are multiple goals (or else there is nothing to disambiguate <text:span text:style-name="T21">between</text:span>). <text:span text:style-name="T22">The shaded bars indicate how the probabilities vary for robot motion along each dimension. For this illustration we use a simple directedness-based heuristic to determine the probabilities. </text:span></text:p>
      <text:p text:style-name="P4"/>
      <text:p text:style-name="P34">f. Fig. 4 is not clear; why is best control dimension x in the right column? I suggest simplifying it using only two goals. Also, how are the C1 and C2 specified? It appears that some information was omitted from the RSS version of this work.</text:p>
      <text:p text:style-name="P34"/>
      <text:p text:style-name="P13"><text:span text:style-name="T60">Our reason for choosing four goals is to illustrate the robustness of the disambiguation algorithm in identifying disambiguating control dimensions effectively in a scene with higher number of goals. Intent disambiguation typically becomes harder as the number of potential goals in the scene increase. With two goals, the disambiguation problem in many cases becomes trivial. <text:s/></text:span>As <text:span text:style-name="T22">mentioned in the figure caption,</text:span> the right column shows those parts of the workspace in which the best disambiguating control dimension is <text:span text:style-name="T28">Z. </text:span>Due to space constraints we have referred our readers to our original RSS paper for detailed specifications of what <text:span text:style-name="T51">the two confidence functions</text:span> <text:span text:style-name="T51">(</text:span>C1 and C2<text:span text:style-name="T51">)</text:span> are. However, the figure caption does mention that C1 and C2 correspond to an instantaneous proximity-based and directedness-based <text:span text:style-name="T17">heuristic</text:span> confidence function. </text:p>
      <text:p text:style-name="P13"/>
      <text:p text:style-name="P35">g. I suggest that the authors extend their related work section with recent studies on shared autonomy (see recent survey by Javdani et al., "Shared Autonomy via Hindsight Optimization for Teleoperation and Teaming"). </text:p>
      <text:p text:style-name="P35"/>
      <text:p text:style-name="P23">We <text:span text:style-name="T47">have </text:span>taken this into account and revised our related work section accordingly. </text:p>
      <text:p text:style-name="P4"/>
      <text:p text:style-name="P29"/>
      <text:p text:style-name="P29">Reviewer #2</text:p>
      <text:p text:style-name="P29"/>
      <text:p text:style-name="P36">a. Why not Information Theoretic alternatives?</text:p>
      <text:p text:style-name="P36"/>
      <text:p text:style-name="P14">We <text:span text:style-name="T52">agree with the reviewer about the utility of information theoretic concepts in relation to the problem posed in our article, and</text:span> <text:span text:style-name="T52">have expanded the discussion </text:span><text:s/>information theoretic concepts for the purposes of active learning and information gathering actions in <text:span text:style-name="T53">the </text:span>related work <text:span text:style-name="T53">section</text:span>. </text:p>
      <text:p text:style-name="P14"/>
      <text:p text:style-name="P27">In this article <text:span text:style-name="T43">we introduce the idea of control subspace selection for the purpose of intent disambiguation. As a first exploration of this idea, </text:span>our motivation is to <text:span text:style-name="T43">investigate what aspects/features of the probability distribution over goals (more precisely, the shape of the distribution) inform intent disambiguation the most. A change in entropy is typically accompanied by a change in the shape of the probability distribution over goals. We take </text:span>a<text:span text:style-name="T43"> bottom-up approach wherein we investigate how the shape of the probability distribution evolve</text:span>s<text:span text:style-name="T43"> as the user operates the robot </text:span>and moves it in space. W<text:span text:style-name="T43">e </text:span><text:soft-page-break/><text:span text:style-name="T43">hand-engineer </text:span>four<text:span text:style-name="T43"> different features (components) </text:span>that characterize different aspects of the shape of the distribution <text:span text:style-name="T43">based on empirical insights we had during our </text:span>algorithm<text:span text:style-name="T43"> design phase. The combination of these individual components into a single disambiguation metric is also a design decision, but carefully done in such a way that higher values of the disambiguation metric would imply greater disambiguation capability. Using information theoretic ideas would be the next step in our work. </text:span></text:p>
      <text:p text:style-name="P14"/>
      <text:p text:style-name="P36">b. Erroneous claims regarding the metric?</text:p>
      <text:p text:style-name="P36"/>
      <text:p text:style-name="P14">We respectfully disagree with the statement that this is erroneous. By virtue of design, a higher value of the metric indeed corresponds to better intent disambiguation and therefore the intent inference mechanism will be able to infer the human's intent <text:span text:style-name="T17">unambiguously and </text:span>accurately. We have made this aspect clear in the revised text to avoid any potential <text:span text:style-name="T61">misunderstanding</text:span> in interpretation <text:span text:style-name="T63">(Section 3.5 – 5) )</text:span>. </text:p>
      <text:p text:style-name="P14"/>
      <text:p text:style-name="P36">c. Why not Bayesian?</text:p>
      <text:p text:style-name="P36"/>
      <text:p text:style-name="P15"><text:span text:style-name="T54">We agree that a clear motivation for the development of our new intent inference approach was missing from the article, and thank the reviewer for pointing this out. </text:span>The proposed dynamic field theory based system for intent inference is an alternative <text:span text:style-name="T54">to</text:span> Bayesian <text:span text:style-name="T23">and other heuristic</text:span> approaches. <text:span text:style-name="T54">We have added text to the beginning of Section 4.1 that motivates our development of this alternative, as well as a comparison in Section 4.2 to a Bayesian approach from the shared control literature.</text:span></text:p>
      <text:p text:style-name="P15"/>
      <text:p text:style-name="P15"><text:span text:style-name="T54">In addition to the new text in Section 4.1, we note that while i</text:span>t is true <text:span text:style-name="T23">that</text:span> if<text:span text:style-name="T28"> </text:span>a process is truly finite-order Markovian then the state is a 'sufficient statistic', for human-robot interaction in the context of assistive robotics <text:span text:style-name="T54">this</text:span> assumption is not always correct. <text:span text:style-name="T23">Furthermore, in a Bayesian scheme, if at any time-step the likelihood is peaked (a delta function), it can result in the collapse of the posterior to a single value, thereby eliminating any memory trace. </text:span></text:p>
      <text:p text:style-name="P15">By framing the evolution of <text:span text:style-name="T37">the </text:span>probability <text:span text:style-name="T37">distribution </text:span>as a dynamical system, our method is <text:span text:style-name="T23">similar </text:span>to approaches in which recurrent neural nets are used for intent inference purposes<text:span text:style-name="T24"> (except in our case we hand-engineer the features that drive the dynamical system). </text:span></text:p>
      <text:p text:style-name="P15"/>
      <text:p text:style-name="P37">d. Benchmarking of proposed work.</text:p>
      <text:p text:style-name="P24"/>
      <text:p text:style-name="P26">In the revised version we have provided baseline comparison of our intent inference mechanism and a Bayesian approach that is widely used in shared autonomy setting <text:span text:style-name="T26">(</text:span>proposed by Dragan et al. (2013)<text:span text:style-name="T26">). </text:span></text:p>
      <text:p text:style-name="P16"><text:span text:style-name="T57">We have provided a qualitative comparison through an illustrative example, and discussion of the mathematical underpinings of each approach (Section 4.2)</text:span>. </text:p>
      <text:p text:style-name="P16"/>
      <text:p text:style-name="P16">In essence, our approach, relies on the features of the raw input to determine how the probability distribution should evolve in time and does not <text:span text:style-name="T55">assume</text:span> that the human <text:span text:style-name="T55">behaves</text:span> optimal<text:span text:style-name="T55">ly</text:span>. This is crucial in the setting of assistive robotic manipulation, in which subjects have inherent motor limitations that make optimal behavior <text:span text:style-name="T55">an unrealistic assumption</text:span>. </text:p>
      <text:p text:style-name="P16"/>
      <text:p text:style-name="P40">e. Experimental Validation</text:p>
      <text:p text:style-name="P40"/>
      <text:p text:style-name="P17">In the present version of the work, we have included previo<text:span text:style-name="T25">us</text:span>ly omitted user survey results from <text:span text:style-name="T25">our subject study (Section 7.4). The survey results indicate that the subjects did find task execution to be easier when operating the robot in disambiguating control modes. </text:span></text:p>
      <text:p text:style-name="P14"><text:soft-page-break/></text:p>
      <text:p text:style-name="P29">Reviewer #3</text:p>
      <text:p text:style-name="P29"/>
      <text:p text:style-name="P38">a. There are a few run-on sentences throughout the work. <text:s/>Please make sure all sentences are clear and concise. <text:s/>Similarly, there are a few very long paragraphs that could be broken up to best present one idea at a time. There are a few widows and orphans (hanging words or phrases). <text:s/>For aesthetic purposes, please watch for unnecessary white space. </text:p>
      <text:p text:style-name="P38"/>
      <text:p text:style-name="P18"><text:span text:style-name="T56">Thank you for the suggestions. </text:span>We have taken <text:span text:style-name="T56">them</text:span> into consideration and have revised our work accordingly. </text:p>
      <text:p text:style-name="P18"/>
      <text:p text:style-name="P38">b. Mathematical Notation</text:p>
      <text:p text:style-name="P18"/>
      <text:p text:style-name="P18">We have clarified our math notation to avoid ambiguity.</text:p>
      <text:p text:style-name="P18"/>
      <text:p text:style-name="P19">c. <text:span text:style-name="T19">There are a lot of equations that were selected to fit the task / goals of this work, but it might be nice to add a little intuition about how you selected these parameters (and maybe what didn't work) so readers can get useful insight from your work.</text:span></text:p>
      <text:p text:style-name="P19"/>
      <text:p text:style-name="P20"><text:span text:style-name="T57">We have included text throughout the article with the aim of providing more intuition. Please see in particular Sections 3.5, and also Section 8 for a discussion of what did not work well.</text:span> </text:p>
      <text:p text:style-name="P25"/>
      <text:p text:style-name="P22"><text:span text:style-name="T18">(</text:span><text:span text:style-name="T20">d</text:span><text:span text:style-name="T18">) Can you compare your methods to some baseline techniques for intent / goal inference? <text:s/>The results show how well your approach works, but doesn't give compare to baselines</text:span>.</text:p>
      <text:p text:style-name="P22"/>
      <text:p text:style-name="P21">We have provided a baseline <text:span text:style-name="T58">comparison to</text:span> a standard heuristic <text:span text:style-name="T57">Bayesian </text:span>approach (Dragan et al. <text:span text:style-name="T62">(2013)</text:span>). <text:span text:style-name="T26"><text:s/>A qualitative comparison through an illustrative example, and discussion of the mathematical underpinings of each approach, can now be found in Section 4.2.</text:span></text:p>
      <text:p text:style-name="P22"/>
      <text:p text:style-name="P39">(<text:span text:style-name="T38">e</text:span>) Please discuss how this would be useful in other applications (e.g. how would this extend to cases where there are less discrete goals) so readers can gain insight and use it in their work.</text:p>
      <text:p text:style-name="P18"/>
      <text:p text:style-name="P51">We thank the reviewer for the suggestion, and have included the discussion in Section 8.<text:bookmark-end text:name="__DdeLink__592_168949205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0T14:25:54.608528386</meta:creation-date>
    <meta:generator>LibreOffice/4.2.8.2$Linux_X86_64 LibreOffice_project/420m0$Build-2</meta:generator>
    <dc:date>2018-05-05T06:37:56.330631561</dc:date>
    <meta:editing-duration>P2DT3H40M41S</meta:editing-duration>
    <meta:editing-cycles>124</meta:editing-cycles>
    <meta:document-statistic meta:table-count="0" meta:image-count="0" meta:object-count="0" meta:page-count="5" meta:paragraph-count="57" meta:word-count="2321" meta:character-count="14656" meta:non-whitespace-character-count="12355"/>
  </office:meta>
</office:document-meta>
</file>